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6"/>
    <style:style style:name="P104" style:family="paragraph" style:parent-style-name="Standard" style:list-style-name="L97"/>
    <style:style style:name="P105" style:family="paragraph" style:parent-style-name="Standard" style:list-style-name="L98"/>
    <style:style style:name="P106" style:family="paragraph" style:parent-style-name="Standard" style:list-style-name="L99"/>
    <style:style style:name="P107" style:family="paragraph" style:parent-style-name="Standard" style:list-style-name="L100"/>
    <style:style style:name="P108" style:family="paragraph" style:parent-style-name="Standard" style:list-style-name="L101"/>
    <style:style style:name="P109" style:family="paragraph" style:parent-style-name="Standard" style:list-style-name="L102"/>
    <style:style style:name="P110" style:family="paragraph" style:parent-style-name="Standard" style:list-style-name="L103"/>
    <style:style style:name="P111" style:family="paragraph" style:parent-style-name="Standard" style:list-style-name="L104"/>
    <style:style style:name="P112" style:family="paragraph" style:parent-style-name="Standard" style:list-style-name="L105"/>
    <style:style style:name="P113" style:family="paragraph" style:parent-style-name="Standard" style:list-style-name="L106"/>
    <style:style style:name="P114" style:family="paragraph" style:parent-style-name="Standard" style:list-style-name="L107"/>
    <style:style style:name="P115" style:family="paragraph" style:parent-style-name="Standard" style:list-style-name="L108"/>
    <style:style style:name="P116" style:family="paragraph" style:parent-style-name="Standard" style:list-style-name="L109"/>
    <style:style style:name="P117" style:family="paragraph" style:parent-style-name="Standard" style:list-style-name="L110"/>
    <style:style style:name="P118" style:family="paragraph" style:parent-style-name="Standard" style:list-style-name="L111"/>
    <style:style style:name="P119" style:family="paragraph" style:parent-style-name="Standard" style:list-style-name="L112"/>
    <style:style style:name="P120" style:family="paragraph" style:parent-style-name="Standard" style:list-style-name="L113"/>
    <style:style style:name="P121" style:family="paragraph" style:parent-style-name="Standard" style:list-style-name="L114"/>
    <style:style style:name="P122" style:family="paragraph" style:parent-style-name="Standard" style:list-style-name="L115"/>
    <style:style style:name="P123" style:family="paragraph" style:parent-style-name="Standard" style:list-style-name="L116"/>
    <style:style style:name="P124" style:family="paragraph" style:parent-style-name="Standard" style:list-style-name="L117"/>
    <style:style style:name="P125" style:family="paragraph" style:parent-style-name="Standard" style:list-style-name="L118"/>
    <style:style style:name="P126" style:family="paragraph" style:parent-style-name="Standard" style:list-style-name="L119"/>
    <style:style style:name="P127" style:family="paragraph" style:parent-style-name="Standard" style:list-style-name="L121"/>
    <style:style style:name="P128" style:family="paragraph" style:parent-style-name="Standard" style:list-style-name="L120">
      <style:paragraph-properties fo:margin-left="0.9846in" fo:margin-right="0in" fo:text-indent="0in" style:auto-text-indent="false">
        <style:tab-stops/>
      </style:paragraph-properties>
    </style:style>
    <style:style style:name="P129" style:family="paragraph" style:parent-style-name="Text_20_body" style:list-style-name="L37">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1.2</text:p>
      <text:list xml:id="list4803211284991300929" text:style-name="L121">
        <text:list-item>
          <text:p text:style-name="P127">fixes bug when D only search has been selected<text:line-break/></text:p>
        </text:list-item>
      </text:list>
      <text:p text:style-name="Standard">version 4.1.1</text:p>
      <text:list xml:id="list5332663413638430679" text:style-name="L1">
        <text:list-item>
          <text:p text:style-name="P9">fixes bug where signal columns beyond four were being read <text:s/>as duplicates of column 5.<text:line-break/></text:p>
        </text:list-item>
      </text:list>
      <text:p text:style-name="Standard">version 4.1.0</text:p>
      <text:list xml:id="list6222249798962021275" text:style-name="L2">
        <text:list-item>
          <text:p text:style-name="P10">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734767202439416116" text:style-name="L3">
        <text:list-item>
          <text:p text:style-name="P11">fixes issue where PyOTE could not read files that it had written.<text:line-break/></text:p>
        </text:list-item>
      </text:list>
      <text:p text:style-name="Standard">version 4.0.8</text:p>
      <text:list xml:id="list5900864598234200252" text:style-name="L4">
        <text:list-item>
          <text:p text:style-name="P12">fixes bug (introduced by a misspelling in version 4.0.7) that kept csv files with more than four apertures from runnig.<text:line-break/></text:p>
        </text:list-item>
      </text:list>
      <text:p text:style-name="Standard">version 4.0.7</text:p>
      <text:list xml:id="list1072137742843214015" text:style-name="L5">
        <text:list-item>
          <text:p text:style-name="P1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389657978813899816" text:style-name="L6">
        <text:list-item>
          <text:p text:style-name="P14">minor GUI changes<text:line-break/></text:p>
        </text:list-item>
      </text:list>
      <text:p text:style-name="Standard">version 4.0.5</text:p>
      <text:list xml:id="list8951275373565671490" text:style-name="L7">
        <text:list-item>
          <text:p text:style-name="P15">if you click outside the light-curve, the closest point will be toggled (so you don't have to zoom in to select the leftmost or rightmost point in a light-curve.<text:line-break/></text:p>
        </text:list-item>
        <text:list-item>
          <text:p text:style-name="P15">When baseline statistics are calculated, they are reported as <text:span text:style-name="T17">baseline mean</text:span> and <text:span text:style-name="T17">baseline snr</text:span> (instead of just snr, which is the term we use when a drop is present).<text:line-break/></text:p>
        </text:list-item>
      </text:list>
      <text:p text:style-name="Standard">version 4.0.4</text:p>
      <text:list xml:id="list112023111337574640" text:style-name="L8">
        <text:list-item>
          <text:p text:style-name="P16"><text:soft-page-break/>a few GUI changes<text:line-break/></text:p>
        </text:list-item>
        <text:list-item>
          <text:p text:style-name="P16">removed the Use as secondary check box. Now if secondary curve is selected (spinner is non-zero), it will be used automatically.<text:line-break/></text:p>
        </text:list-item>
      </text:list>
      <text:p text:style-name="Standard">version 4.0.3</text:p>
      <text:list xml:id="list2219785926171103922" text:style-name="L9">
        <text:list-item>
          <text:p text:style-name="P17">implements a major GUI change: uses tabbed folders to group buttons and other controls. <text:line-break/></text:p>
        </text:list-item>
        <text:list-item>
          <text:p text:style-name="P17">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7">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355047021345156509" text:style-name="L10">
        <text:list-item>
          <text:p text:style-name="P18">removed a debug print statement that was inadvertently left in. It is responsible for the “mouse event” messages polluting the log file.<text:line-break/></text:p>
        </text:list-item>
      </text:list>
      <text:p text:style-name="Standard">version 4.0.1</text:p>
      <text:list xml:id="list1730141162437968984" text:style-name="L11">
        <text:list-item>
          <text:p text:style-name="P19">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157876769179247593" text:style-name="L12">
        <text:list-item>
          <text:p text:style-name="P2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768789918399754099" text:style-name="L13">
        <text:list-item>
          <text:p text:style-name="P21">whew! 3.9.8 did solve the sizing issue. So it is safe to get back in the water so...<text:line-break/><text:line-break/>This version just improves the right-click context help for buttons in the new <text:soft-page-break/>Detectibility calculator.<text:line-break/></text:p>
        </text:list-item>
      </text:list>
      <text:p text:style-name="Standard">version 3.9.8</text:p>
      <text:list xml:id="list4743151236135790168" text:style-name="L14">
        <text:list-item>
          <text:p text:style-name="P22">one more attempt to solve the gui sizing issue.<text:line-break/></text:p>
        </text:list-item>
        <text:list-item>
          <text:p text:style-name="P22">'sticky' settings are back but are now stored in <text:span text:style-name="T14">pyote.ini</text:span> instead of the<text:line-break/> obscure <text:span text:style-name="T14">simple-ote.ini<text:line-break/></text:span></text:p>
        </text:list-item>
      </text:list>
      <text:p text:style-name="Standard">version 3.9.7</text:p>
      <text:list xml:id="list8723663245905246595" text:style-name="L15">
        <text:list-item>
          <text:p text:style-name="P2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649859302373893309" text:style-name="L16">
        <text:list-item>
          <text:p text:style-name="P2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833203900307162785" text:style-name="L17">
        <text:list-item>
          <text:p text:style-name="P2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594041629594059703" text:style-name="L18">
        <text:list-item>
          <text:p text:style-name="P26">attempts to fix over-size initial gui.<text:line-break/></text:p>
        </text:list-item>
      </text:list>
      <text:p text:style-name="Standard">version 3.9.3</text:p>
      <text:list xml:id="list5092851645662125919" text:style-name="L19">
        <text:list-item>
          <text:p text:style-name="P27">makes various improvements to the 'detectability' calculator to make it easier to use.<text:line-break/></text:p>
        </text:list-item>
      </text:list>
      <text:p text:style-name="Standard">version 3.9.2</text:p>
      <text:list xml:id="list1496465647647993181" text:style-name="L20">
        <text:list-item>
          <text:p text:style-name="P28">adds a 'detectability' calculator for use in pre-planning event observation.<text:line-break/><text:soft-page-break/></text:p>
        </text:list-item>
        <text:list-item>
          <text:p text:style-name="P2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2816915715624836341" text:style-name="L21">
        <text:list-item>
          <text:p text:style-name="P29">adds an snr calculation to the <text:span text:style-name="T16">Calc baseline stats</text:span> button.<text:line-break/></text:p>
        </text:list-item>
      </text:list>
      <text:p text:style-name="Standard">version 3.9.0</text:p>
      <text:list xml:id="list1362365835288408184" text:style-name="L22">
        <text:list-item>
          <text:p text:style-name="P30">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4805706552920016210" text:style-name="L23">
        <text:list-item>
          <text:p text:style-name="P31">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1643824961157496367" text:style-name="L24">
        <text:list-item>
          <text:p text:style-name="P32">fixed a bug that sometimes kept events that contained a single point at the bottom from producing a report.<text:line-break/></text:p>
        </text:list-item>
      </text:list>
      <text:p text:style-name="Standard">version 3.8.7</text:p>
      <text:list xml:id="list5754264525544013093" text:style-name="L25">
        <text:list-item>
          <text:p text:style-name="P3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5259414483001498073" text:style-name="L26">
        <text:list-item>
          <text:p text:style-name="P34">checks for only a single light-curve in the csv file which was causing a 'list index out of range' error message<text:line-break/></text:p>
        </text:list-item>
      </text:list>
      <text:p text:style-name="Standard">version 3.8.5</text:p>
      <text:list xml:id="list3202708749405108824" text:style-name="L27">
        <text:list-item>
          <text:p text:style-name="P35">changed the way QGridLayout was referenced.<text:line-break/></text:p>
        </text:list-item>
      </text:list>
      <text:p text:style-name="Standard">version 3.8.4</text:p>
      <text:list xml:id="list6092379500424594078" text:style-name="L28">
        <text:list-item>
          <text:p text:style-name="P3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6"/>
        </text:list-item>
      </text:list>
      <text:p text:style-name="Standard">version 3.8.3</text:p>
      <text:list xml:id="list3886836087924141790" text:style-name="L29">
        <text:list-item>
          <text:p text:style-name="P37">adds display of light-curve name (if available in the csv file) to the curve-to-be-analyzed and the normalization curve next to their selection spinners.<text:line-break/></text:p>
        </text:list-item>
      </text:list>
      <text:p text:style-name="Standard"><text:soft-page-break/>version 3.8.2</text:p>
      <text:list xml:id="list5915296114516944653" text:style-name="L30">
        <text:list-item>
          <text:p text:style-name="P38">3.7.5 introduced a scrollable GUI for small screens. Unfortunately, that caused resizing problem for all users. The version reverts back to the original GUI design.<text:line-break/></text:p>
        </text:list-item>
        <text:list-item>
          <text:p text:style-name="P3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974782644430856980" text:style-name="L31">
        <text:list-item>
          <text:p text:style-name="P3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34200610828056605" text:style-name="L32">
        <text:list-item>
          <text:p text:style-name="P40">adds a tutorial button to supply a quick-start for new or infrequent users.<text:line-break/></text:p>
        </text:list-item>
      </text:list>
      <text:p text:style-name="Standard">version 3.7.9</text:p>
      <text:list xml:id="list6865277235526698709" text:style-name="L33">
        <text:list-item>
          <text:p text:style-name="P4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566867378848894596" text:style-name="L34">
        <text:list-item>
          <text:p text:style-name="P42">added visible left, top, and bottom axes to main plot (with ticks to make easier to associate timestamp with point).<text:line-break/></text:p>
        </text:list-item>
      </text:list>
      <text:p text:style-name="Standard">version 3.7.7</text:p>
      <text:list xml:id="list8939716331221327434" text:style-name="L35">
        <text:list-item>
          <text:p text:style-name="P43">if timestamps are available in the csv file, they are used as x axis labels in the main plot.<text:line-break/></text:p>
        </text:list-item>
      </text:list>
      <text:p text:style-name="Standard">version 3.7.6</text:p>
      <text:list xml:id="list8500587137966641655" text:style-name="L36">
        <text:list-item>
          <text:p text:style-name="P44">changed the way QMainWindow and Qapplication were referenced to accommodate the latest Anaconda version, which has reorganized where those modules are stored. </text:p>
          <text:p text:style-name="P44">This was causing a fatal startup error.<text:line-break/> </text:p>
        </text:list-item>
      </text:list>
      <text:p text:style-name="Standard">version 3.7.5</text:p>
      <text:list xml:id="list5112934593283554268" text:style-name="L37">
        <text:list-item>
          <text:p text:style-name="P12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ext:soft-page-break/>the most recent version of PyOTE, even though they were. Again: thanks to Kia Getrost for researching the problem and even supplying correct code (worked first time!) for me to use. </text:p>
        </text:list-item>
        <text:list-item>
          <text:p text:style-name="P12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9178830556631992449" text:style-name="L38">
        <text:list-item>
          <text:p text:style-name="P4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438700311554643435" text:style-name="L39">
        <text:list-item>
          <text:p text:style-name="P46">adds code line needed by any Mac users that are running Big Sur<text:line-break/></text:p>
        </text:list-item>
      </text:list>
      <text:p text:style-name="Standard">version 3.7.2</text:p>
      <text:list xml:id="list4720543039712613680" text:style-name="L40">
        <text:list-item>
          <text:p text:style-name="P47">fixes bug that caused all analysis attempts to 'stall'</text:p>
        </text:list-item>
      </text:list>
      <text:p text:style-name="Standard"/>
      <text:p text:style-name="Standard">version 3.7.1</text:p>
      <text:list xml:id="list7988325884202486260" text:style-name="L41">
        <text:list-item>
          <text:p text:style-name="P48">fixed a bug in the r limb angle entry<text:line-break/></text:p>
        </text:list-item>
      </text:list>
      <text:p text:style-name="Standard">version 3.7.0</text:p>
      <text:list xml:id="list1575952016526178647" text:style-name="L42">
        <text:list-item>
          <text:p text:style-name="P49">adds right-click help to ast speed label giving the equation to use if asteroid speed is not available but asteroid diameter and maximum duration are specified<text:line-break/></text:p>
        </text:list-item>
        <text:list-item>
          <text:p text:style-name="P49">adds suggestion to right-click help on penumbral fit checkbox for how to find the penumbral curve csv file that is provided for practice purposes.<text:line-break/></text:p>
        </text:list-item>
      </text:list>
      <text:p text:style-name="Standard">version 3.6.8</text:p>
      <text:list xml:id="list8780784199734139206" text:style-name="L43">
        <text:list-item>
          <text:p text:style-name="P50">adds modeling of off centerline observations to lightcurve calibration curve generation<text:line-break/></text:p>
        </text:list-item>
      </text:list>
      <text:p text:style-name="Standard">version 3.6.7</text:p>
      <text:list xml:id="list778639115851432994" text:style-name="L44">
        <text:list-item>
          <text:p text:style-name="P51">clarified the location of the Enable Manual Timestamp Entry checkbox in the pop-up message appears when there are no timestamps in the csv file.<text:line-break/></text:p>
        </text:list-item>
      </text:list>
      <text:p text:style-name="Standard">version 3.6.6</text:p>
      <text:list xml:id="list8862432573863856286" text:style-name="L45">
        <text:list-item>
          <text:p text:style-name="P5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text:soft-page-break/>context to aid in understanding the star and camera function plots.<text:line-break/></text:p>
        </text:list-item>
      </text:list>
      <text:p text:style-name="Standard">version 3.6.5</text:p>
      <text:list xml:id="list5731498461003997886" text:style-name="L46">
        <text:list-item>
          <text:p text:style-name="P5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839110292532615041" text:style-name="L47">
        <text:list-item>
          <text:p text:style-name="P54">version 3.6.2 would open .xlsx Report file on Mac, but not Windows. This version attempts to fix that (Windows needs a different command to open a file).<text:line-break/></text:p>
        </text:list-item>
      </text:list>
      <text:p text:style-name="Standard">version 3.6.2</text:p>
      <text:list xml:id="list7338729819117419759" text:style-name="L48">
        <text:list-item>
          <text:p text:style-name="P5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30502151193060490" text:style-name="L49">
        <text:list-item>
          <text:p text:style-name="P5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1310194717173704642" text:style-name="L50">
        <text:list-item>
          <text:p text:style-name="P5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7"><text:span text:style-name="T15">… For Windows users, Excel will read an .xls file and save it as .xlsx<text:line-break/></text:span><text:soft-page-break/><text:span text:style-name="T15">…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273278548373467682" text:style-name="L51">
        <text:list-item>
          <text:p text:style-name="P58">fixed another bug in penumbral curve fit and removed diagnostic printouts.<text:line-break/></text:p>
        </text:list-item>
      </text:list>
      <text:p text:style-name="Standard">version 3.5.8</text:p>
      <text:list xml:id="list7399412384249740000" text:style-name="L52">
        <text:list-item>
          <text:p text:style-name="P59">fixed a number of bugs in the penumbral curve fit code<text:line-break/></text:p>
        </text:list-item>
      </text:list>
      <text:p text:style-name="Standard">version 3.5.7</text:p>
      <text:list xml:id="list5053622933779350552" text:style-name="L53">
        <text:list-item>
          <text:p text:style-name="P6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985142787122989501" text:style-name="L54">
        <text:list-item>
          <text:p text:style-name="P6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732513962966131171" text:style-name="L55">
        <text:list-item>
          <text:p text:style-name="P6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225135168488568445" text:style-name="L56">
        <text:list-item>
          <text:p text:style-name="P6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soft-page-break/></text:p>
        </text:list-item>
      </text:list>
      <text:p text:style-name="Standard">version 3.5.3</text:p>
      <text:list xml:id="list7126653637791533319" text:style-name="L57">
        <text:list-item>
          <text:p text:style-name="P6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424515843592721770" text:style-name="L58">
        <text:list-item>
          <text:p text:style-name="P6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817941838825042143" text:style-name="L59">
        <text:list-item>
          <text:p text:style-name="P66">Added additional references to the North American Excel Spreadsheet report in the new section of the final report that bangs on about the start-of-exposure timing convention.<text:line-break/></text:p>
        </text:list-item>
      </text:list>
      <text:p text:style-name="Standard">version 3.5.0</text:p>
      <text:list xml:id="list8540493342822866228" text:style-name="L60">
        <text:list-item>
          <text:p text:style-name="P6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7">NEW: when 'trims' have been placed, a 'write csv' process will honor those values and produce a 'trimmed' output file.<text:line-break/></text:p>
        </text:list-item>
        <text:list-item>
          <text:p text:style-name="P67">NEW: when a light curve has been 'normalized', the changed values are written to the data table where, once again, a 'write csv' process will capture the results.<text:line-break/></text:p>
        </text:list-item>
        <text:list-item>
          <text:p text:style-name="P67">Added additional reminders that the start-of-exposure timestamp/timing convention is employed.</text:p>
        </text:list-item>
      </text:list>
      <text:p text:style-name="Standard"/>
      <text:p text:style-name="Standard">version 3.4.9</text:p>
      <text:list xml:id="list7991158552532649758" text:style-name="L61">
        <text:list-item>
          <text:p text:style-name="P68">Added some explanatory language to the “Excel report” section regarding the proper interpretation of the 'false positive probability' number.<text:line-break/></text:p>
        </text:list-item>
      </text:list>
      <text:p text:style-name="Standard"><text:soft-page-break/>version 3.4.8</text:p>
      <text:list xml:id="list2901024902520386249" text:style-name="L62">
        <text:list-item>
          <text:p text:style-name="P69">This version deals more realistically with high magDrop lightcurves by defining a 'limiting magDrop' as: <text:line-break/><text:line-break/><text:tab/>limMagDrop = 2.5 * log10( B / std(A) ) <text:line-break/><text:line-break/><text:tab/>std(A) is the noise level of A.</text:p>
          <text:p text:style-name="P6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146566253015249927" text:style-name="L63">
        <text:list-item>
          <text:p text:style-name="P70">Automatically loads the correct version of Adv2<text:line-break/></text:p>
        </text:list-item>
      </text:list>
      <text:p text:style-name="Standard">version 3.4.6</text:p>
      <text:list xml:id="list5685022638656493289" text:style-name="L64">
        <text:list-item>
          <text:p text:style-name="P71">Adds AAV Version 2 file as a type that can be read (important when Do OCR check is enabled)</text:p>
        </text:list-item>
      </text:list>
      <text:p text:style-name="Standard"/>
      <text:p text:style-name="Standard">version 3.4.5</text:p>
      <text:list xml:id="list3737751771754186692" text:style-name="L65">
        <text:list-item>
          <text:p text:style-name="P72">Fixes block integration which was failing when more than 4 lightcurves were being processed.<text:line-break/></text:p>
        </text:list-item>
        <text:list-item>
          <text:p text:style-name="P72">Made use diff and Do OCR checkboxes sticky.<text:line-break/></text:p>
        </text:list-item>
      </text:list>
      <text:p text:style-name="Standard">version 3.4.4</text:p>
      <text:list xml:id="list7479246112959113776" text:style-name="L66">
        <text:list-item>
          <text:p text:style-name="P7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text:soft-pag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661018788595174629" text:style-name="L67">
        <text:list-item>
          <text:p text:style-name="P7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189667902655627121" text:style-name="L68">
        <text:list-item>
          <text:p text:style-name="P7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864299839590592787" text:style-name="L69">
        <text:list-item>
          <text:p text:style-name="P7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502630157057434979" text:style-name="L70">
        <text:list-item>
          <text:p text:style-name="P7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soft-pag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199942436911369536" text:style-name="L71">
        <text:list-item>
          <text:p text:style-name="P78">Automatically installs cv2 if not already present. <text:s/>This package is needed for the new frame view feature.<text:line-break/></text:p>
        </text:list-item>
      </text:list>
      <text:p text:style-name="Standard">version 3.3.8</text:p>
      <text:list xml:id="list3716890503138222272" text:style-name="L72">
        <text:list-item>
          <text:p text:style-name="P7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249161101180617634" text:style-name="L73">
        <text:list-item>
          <text:p text:style-name="P80">A new button (View frame) with an associated spinner for entry of a frame number has been added:</text:p>
          <text:p text:style-name="P8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text:soft-page-break/>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985662707131740954" text:style-name="L74">
        <text:list-item>
          <text:p text:style-name="P8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420455631800513063" text:style-name="L75">
        <text:list-item>
          <text:p text:style-name="P8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955054338936191779" text:style-name="L76">
        <text:list-item>
          <text:p text:style-name="P8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526499052735834636" text:style-name="L77">
        <text:list-item>
          <text:p text:style-name="P8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282782026237196653" text:style-name="L78">
        <text:list-item>
          <text:p text:style-name="P85">Changed main plot so that the scroll wheel only zooms the x axis.</text:p>
        </text:list-item>
        <text:list-item>
          <text:p text:style-name="P85">Changed lightcurve plot so that it conforms properly to 'start-of-exposure'.<text:line-break/></text:p>
        </text:list-item>
      </text:list>
      <text:p text:style-name="Standard">version 3.2.8</text:p>
      <text:list xml:id="list895649766234072973" text:style-name="L79">
        <text:list-item>
          <text:p text:style-name="P86">Changed font size in help files --- it was fine for Mac but too big for Win10<text:line-break/></text:p>
        </text:list-item>
      </text:list>
      <text:p text:style-name="Standard">version 3.2.7</text:p>
      <text:list xml:id="list8847004415854796965" text:style-name="L80">
        <text:list-item>
          <text:p text:style-name="P8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text:soft-page-break/>version 3.2.6</text:p>
      <text:list xml:id="list494030472932322288" text:style-name="L81">
        <text:list-item>
          <text:p text:style-name="P88">This is a 'cosmetic' release --- there should be NO detectable differences from version 3.2.5 in terms of functionality.</text:p>
        </text:list-item>
        <text:list-item>
          <text:p text:style-name="P88">All python files were brought into compliance with PEP 8 coding standards. <text:s/>Only I care about that.</text:p>
        </text:list-item>
        <text:list-item>
          <text:p text:style-name="P8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8">All this 'cosmetic' work is in preparation for working on PyOTE issues again.<text:line-break/> </text:p>
        </text:list-item>
      </text:list>
      <text:p text:style-name="Standard">version 3.2.5</text:p>
      <text:list xml:id="list4019592682515265584" text:style-name="L82">
        <text:list-item>
          <text:p text:style-name="P8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753026011392053721" text:style-name="L83">
        <text:list-item>
          <text:p text:style-name="P90">Modified the test for newer version to accommodate the different strings returned by pip 18.1 and pip 19.0+</text:p>
        </text:list-item>
        <text:list-item>
          <text:p text:style-name="P90">Added ability to invoke PyOTE from PyMovie with an externally supplied csv file that is automatically opened.<text:line-break/></text:p>
        </text:list-item>
      </text:list>
      <text:p text:style-name="Standard">version 3.2.3</text:p>
      <text:list xml:id="list3964494767335439102" text:style-name="L84">
        <text:list-item>
          <text:p text:style-name="P9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1">Added support for the PyMovie csv format<text:line-break/></text:p>
        </text:list-item>
      </text:list>
      <text:p text:style-name="Standard">version 3.2.1</text:p>
      <text:list xml:id="list8194856212247290085" text:style-name="L85">
        <text:list-item>
          <text:p text:style-name="P9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442475290303653789" text:style-name="L86">
        <text:list-item>
          <text:p text:style-name="P93">Changed GUI to better align text on min max edit boxes to avoid confusion.<text:line-break/><text:soft-page-break/></text:p>
        </text:list-item>
      </text:list>
      <text:p text:style-name="Standard">version 3.1.9</text:p>
      <text:list xml:id="list8841139160425963113" text:style-name="L87">
        <text:list-item>
          <text:p text:style-name="P94">Fixed a bug in the test for a min/max solution search being constrained by a too large min value.<text:line-break/></text:p>
        </text:list-item>
      </text:list>
      <text:p text:style-name="Standard">version 3.1.8</text:p>
      <text:list xml:id="list4749366859923142124" text:style-name="L88">
        <text:list-item>
          <text:p text:style-name="P95">version 3.1.7 was released without an updated version history. <text:s/>Here is what was changed in 3.1.7:<text:line-break/></text:p>
        </text:list-item>
        <text:list-item>
          <text:p text:style-name="P9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296302134134022039" text:style-name="L89">
        <text:list-item>
          <text:p text:style-name="P96">Values entered in the Manual Timestamp Entry dialog box are now 'sticky', thus making corrections easy to do without requiring re-entry of all data. </text:p>
          <text:p text:style-name="P96"><text:line-break/>Also trapped is the case where a user has entered a custom frame time but failed to click the radio button indicating that it is to be used.<text:line-break/></text:p>
        </text:list-item>
      </text:list>
      <text:p text:style-name="Standard">version 3.1.5:</text:p>
      <text:list xml:id="list9215073698778022093" text:style-name="L90">
        <text:list-item>
          <text:p text:style-name="P9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138699720171023014" text:style-name="L91">
        <text:list-item>
          <text:p text:style-name="P98">Fixed error in new dropped reading detection logic when light curve was processed in field mode.<text:line-break/></text:p>
        </text:list-item>
        <text:list-item>
          <text:p text:style-name="P98">Cleaned up some language in tooltips.<text:line-break/></text:p>
        </text:list-item>
      </text:list>
      <text:p text:style-name="Standard">version 3.1.3:</text:p>
      <text:list xml:id="list2575544364797084139" text:style-name="L92">
        <text:list-item>
          <text:p text:style-name="P99">Expanded manual timestamp preset time deltas to include NTSC and PAL field <text:soft-page-break/>times. <text:s/>Also added ability to evaluate numeric expressions entered in the 'Custom time' box: now you can type <text:s/>1.001/60.0 <text:s/>in that box if you wish.<text:line-break/></text:p>
        </text:list-item>
        <text:list-item>
          <text:p text:style-name="P99">Eliminated the 'entry num' column in the data matrix at the lower left of the GUI. The 'entry num' is unused and a possible source of confusion with the frame or field number for the unwary.<text:line-break/></text:p>
        </text:list-item>
        <text:list-item>
          <text:p text:style-name="P9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013535418709991323" text:style-name="L93">
        <text:list-item>
          <text:p text:style-name="P10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524969942924045443" text:style-name="L94">
        <text:list-item>
          <text:p text:style-name="P10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0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0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204024292027487132" text:style-name="L95">
        <text:list-item>
          <text:p text:style-name="P10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405127679363047069" text:style-name="L96">
        <text:list-item>
          <text:p text:style-name="P103">Added a Windows batch file to the distribution that, when executed, will startup pyote. <text:s/>The file is called PYOTE.bat and is automatically copied to C:\Anaconda3 (if it is not already there) when pyote is first run. <text:s/>Now, to create a <text:soft-page-break/>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868810173113743039" text:style-name="L97">
        <text:list-item>
          <text:p text:style-name="P10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412080623317489384" text:style-name="L98">
        <text:list-item>
          <text:p text:style-name="P10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456439561803341690" text:style-name="L99">
        <text:list-item>
          <text:p text:style-name="P10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016376685988274203" text:style-name="L100">
        <text:list-item>
          <text:p text:style-name="P107">Disable the Accept integration button when user overrides an automatic block analysis with a manual block selection followed by a click on the Block integrate button.<text:line-break/></text:p>
        </text:list-item>
      </text:list>
      <text:p text:style-name="Standard">version 2.1.4:</text:p>
      <text:list xml:id="list7501853128337221162" text:style-name="L101">
        <text:list-item>
          <text:p text:style-name="P108">Corrected a bug that kept manual selection of block integration from being performed after a refusal to accept the automatic block analysis results.<text:line-break/></text:p>
        </text:list-item>
      </text:list>
      <text:p text:style-name="Standard">version 2.1.3:</text:p>
      <text:list xml:id="list1865610468778665632" text:style-name="L102">
        <text:list-item>
          <text:p text:style-name="P10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436010690418140798" text:style-name="L103">
        <text:list-item>
          <text:p text:style-name="P11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9019384092512968134" text:style-name="L104">
        <text:list-item>
          <text:p text:style-name="P111"><text:soft-page-break/>Added progress bar tracking of block integration analysis because it can take an extended amount of time to complete the analysis when the light curve has many points.<text:line-break/></text:p>
        </text:list-item>
      </text:list>
      <text:p text:style-name="Standard">version 2.1.0</text:p>
      <text:list xml:id="list5722924791307736391" text:style-name="L105">
        <text:list-item>
          <text:p text:style-name="P11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218141989111326844" text:style-name="L106">
        <text:list-item>
          <text:p text:style-name="P113">Made the selection of Tooltip display 'sticky'</text:p>
        </text:list-item>
        <text:list-item>
          <text:p text:style-name="P113">Duration calculation when D and R span midnight now handled correctly</text:p>
        </text:list-item>
      </text:list>
      <text:p text:style-name="Standard"/>
      <text:p text:style-name="Standard">version 2.0.8</text:p>
      <text:list xml:id="list5047945739309621400" text:style-name="L107">
        <text:list-item>
          <text:p text:style-name="P114">toolTips changed to invoke and display in a custom dialog box that can be moved and resized to better accommodate legacy displays</text:p>
        </text:list-item>
        <text:list-item>
          <text:p text:style-name="P114">Calc flash timing calculation fixed to properly deal with the non-integer frame numbers that can result from field processed csv files</text:p>
        </text:list-item>
        <text:list-item>
          <text:p text:style-name="P114">Flash timing has been verified to work with integrated light curves</text:p>
        </text:list-item>
        <text:list-item>
          <text:p text:style-name="P11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762766443135381772" text:style-name="L108">
        <text:list-item>
          <text:p text:style-name="P115">Adds a button to calculate the edge position of an LED timing flash.</text:p>
        </text:list-item>
        <text:list-item>
          <text:p text:style-name="P11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5">Adds a checkbox to force manual entry of timestamp info. <text:s/>This is useful when OCR on a VTI timed light curve has catastrophic errors. <text:s/>It is always employed when using LED flash timing.</text:p>
        </text:list-item>
      </text:list>
      <text:list xml:id="list8755339070081177169" text:style-name="L109">
        <text:list-item>
          <text:p text:style-name="P11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754730808201478548" text:style-name="L110">
        <text:list-item>
          <text:p text:style-name="P117"><text:soft-page-break/>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852670136580496536" text:style-name="L111">
        <text:list-item>
          <text:p text:style-name="P118">files generated by pyote now contain PYOTE in the filename.<text:line-break/></text:p>
        </text:list-item>
        <text:list-item>
          <text:p text:style-name="P11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777100344287949650" text:style-name="L112">
        <text:list-item>
          <text:p text:style-name="P11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362280195222515912" text:style-name="L113">
        <text:list-item>
          <text:p text:style-name="P12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226889430932367421" text:style-name="L114">
        <text:list-item>
          <text:p text:style-name="P12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914913659901148640" text:style-name="L115">
        <text:list-item>
          <text:p text:style-name="P122">improved handling of D and R region selection so that one cannot enter an invalid configuration --- automatic corrections/changes are applied.<text:line-break/></text:p>
        </text:list-item>
        <text:list-item>
          <text:p text:style-name="P12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2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409313024390799545" text:style-name="L116">
        <text:list-item>
          <text:p text:style-name="P12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soft-page-break/></text:p>
      <text:p text:style-name="Standard">version 1.46</text:p>
      <text:list xml:id="list5903554968789572496" text:style-name="L117">
        <text:list-item>
          <text:p text:style-name="P12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2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069571660160516282" text:style-name="L118">
        <text:list-item>
          <text:p text:style-name="P12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397583742051676709" text:style-name="L119">
        <text:list-item>
          <text:p text:style-name="P12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518745622558420330" text:style-name="L120">
        <text:list-item>
          <text:p text:style-name="P12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2-12T19:41:40</dc:date>
    <meta:editing-cycles>156</meta:editing-cycles>
    <meta:editing-duration>P1DT49M28S</meta:editing-duration>
    <dc:creator>Robert Anderson</dc:creator>
    <meta:document-statistic meta:table-count="0" meta:image-count="3" meta:object-count="0" meta:page-count="22" meta:paragraph-count="310" meta:word-count="8320" meta:character-count="48493"/>
    <meta:template xlink:type="simple" xlink:actuate="onRequest" xlink:title="" xlink:href="Normal"/>
  </office:meta>
</office:document-meta>
</file>